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Future Directions 11:45 – 12:00</text:p>
          </draw:text-box>
        </draw:frame>
        <draw:frame presentation:style-name="pr2" draw:text-style-name="P2" draw:layer="layout" svg:width="21.493cm" svg:height="10.842cm" svg:x="1.838cm" svg:y="4.934cm" presentation:class="subtitle" presentation:placeholder="true">
          <draw:text-box/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9:23</dc:date>
    <meta:print-date>2006-01-18T14:54:19</meta:print-date>
    <dc:language>en-US</dc:language>
    <meta:editing-cycles>372</meta:editing-cycles>
    <meta:editing-duration>P1DT0H0M1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